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0E000001385E79F8507D473FF6.png" manifest:media-type="image/png"/>
  <manifest:file-entry manifest:full-path="Pictures/100002010000051F0000009361C9EBE3DFB560F7.png" manifest:media-type="image/png"/>
  <manifest:file-entry manifest:full-path="Pictures/100002010000039F00000157ED2FDCB445778F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5cm" fo:min-width="1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1.25cm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0.72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3.138cm" svg:x="0cm" svg:y="4cm">
          <draw:image xlink:href="Pictures/100002010000051F0000009361C9EBE3DFB560F7.png" xlink:type="simple" xlink:show="embed" xlink:actuate="onLoad">
            <text:p/>
          </draw:image>
        </draw:frame>
        <draw:custom-shape draw:style-name="gr2" draw:text-style-name="P2" draw:layer="layout" svg:width="2cm" svg:height="1.4cm" svg:x="20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4.526cm" svg:height="9.074cm" svg:x="0.967cm" svg:y="0.784cm">
          <draw:image xlink:href="Pictures/100002010000039F00000157ED2FDCB445778FF9.png" xlink:type="simple" xlink:show="embed" xlink:actuate="onLoad">
            <text:p/>
          </draw:image>
        </draw:frame>
        <draw:custom-shape draw:style-name="gr4" draw:text-style-name="P1" draw:layer="layout" svg:width="2cm" svg:height="1.4cm" svg:x="16.2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5.635cm" svg:x="0cm" svg:y="3cm">
          <draw:image xlink:href="Pictures/100002010000060E000001385E79F8507D473FF6.png" xlink:type="simple" xlink:show="embed" xlink:actuate="onLoad">
            <text:p/>
          </draw:image>
        </draw:frame>
        <draw:custom-shape draw:style-name="gr5" draw:text-style-name="P1" draw:layer="layout" svg:width="1.4cm" svg:height="1.2cm" svg:x="17.4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1:23:52.816234109</meta:creation-date>
    <dc:date>2019-07-03T11:42:50.088138854</dc:date>
    <meta:editing-duration>PT8M47S</meta:editing-duration>
    <meta:editing-cycles>1</meta:editing-cycles>
    <meta:document-statistic meta:object-count="37"/>
    <meta:generator>LibreOffice/6.0.7.3$Linux_X86_64 LibreOffice_project/00m0$Build-3</meta:generator>
  </office:meta>
</office:document-meta>
</file>